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spreadsheet" manifest:version="1.2" manifest:full-path="Object 5/"/>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Times New Roman" fo:font-size="14pt" style:font-size-asian="14pt" style:font-size-complex="14pt"/>
    </style:style>
    <style:style style:name="P4" style:family="paragraph" style:parent-style-name="Standard" style:list-style-name="L1">
      <style:paragraph-properties fo:text-align="start" style:justify-single-word="false"/>
      <style:text-properties style:font-name="Times New Roman"/>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list-style-name="L3">
      <style:paragraph-properties fo:text-align="start" style:justify-single-word="false"/>
      <style:text-properties style:font-name="Times New Roman"/>
    </style:style>
    <style:style style:name="P8" style:family="paragraph" style:parent-style-name="Standard" style:list-style-name="L2">
      <style:paragraph-properties fo:text-align="start" style:justify-single-word="false"/>
      <style:text-properties style:font-name="Times New Roman"/>
    </style:style>
    <style:style style:name="T1" style:family="text">
      <style:text-properties style:font-name="Times New Roman"/>
    </style:style>
    <style:style style:name="T2" style:family="text">
      <style:text-properties style:font-name="Times New Roman" style:font-name-asian="Times New Roman"/>
    </style:style>
    <style:style style:name="T3" style:family="text">
      <style:text-properties style:font-name="Liberation Serif1"/>
    </style:style>
    <style:style style:name="T4" style:family="text">
      <style:text-properties style:font-name="Liberation Serif"/>
    </style:style>
    <style:style style:name="T5" style:family="text">
      <style:text-properties style:text-position="super 58%"/>
    </style:style>
    <style:style style:name="T6" style:family="text">
      <style:text-properties style:text-position="super 58%" style:font-name="Liberation Serif"/>
    </style:style>
    <style:style style:name="T7" style:family="text">
      <style:text-properties style:text-position="super 58%" style:font-name="Times New Roman"/>
    </style:style>
    <style:style style:name="T8" style:family="text">
      <style:text-properties style:font-name="Times New Roman"/>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Homework 1</text:p>
      <text:p text:style-name="P1"><text:span text:style-name="T1">b97502049 </text:span>電機四 蔡昀達</text:p>
      <text:p text:style-name="P1"/>
      <text:list xml:id="list735579623" text:style-name="L1">
        <text:list-item>
          <text:p text:style-name="P4">Implement</text:p>
        </text:list-item>
      </text:list>
      <text:p text:style-name="P2"><text:tab/>我的設計方式先創立一個<text:span text:style-name="T1">MySort</text:span> 的類別來封裝三種<text:span text:style-name="T1">sorting method 分別為 insertion_sort 、<text:tab/>mergeSort、heapSort</text:span>，並且將從檔案讀入的內容原始資料儲存為一個<text:span text:style-name="T1">STL vector</text:span>作為<text:span text:style-name="T1">MySort</text:span> 型<text:tab/>別的<text:span text:style-name="T1">data membe</text:span><text:span text:style-name="T2">r，Insertion sort, merge sort</text:span> 基本上就是參考老師所給的範例程式碼，而<text:span text:style-name="T1">heap <text:tab/>sort</text:span>的部份則是參考課本上的<text:span text:style-name="T1">pseudo</text:span>寫成，其中要注意的是課本在<text:span text:style-name="T1">array index</text:span>的編排是從1開始，<text:tab/>但是C/C++卻是從0開始。</text:p>
      <text:p text:style-name="P2"/>
      <text:p text:style-name="P2"><text:tab/>因為這次的作業需要大量重複執行<text:span text:style-name="T1">./mysort</text:span>這隻程式，為了簡化重複且多餘的手動執行過程，我寫了<text:tab/>一個<text:span text:style-name="T1">shell script </text:span>來一次產生所有的數據，</text:p>
      <text:p text:style-name="P2"/>
      <text:list xml:id="list266669853" text:continue-numbering="true" text:style-name="L1">
        <text:list-item>
          <text:p text:style-name="P6">實驗數據</text:p>
          <text:p text:style-name="P6"><draw:frame draw:style-name="fr1" draw:name="Object5" text:anchor-type="paragraph" svg:x="0.3925in" svg:y="0.1819in" svg:width="6.2465in" svg:height="3.5563in" draw:z-index="2"><draw:object xlink:href="./Object 5" xlink:type="simple" xlink:show="embed" xlink:actuate="onLoad"/><draw:image xlink:href="./ObjectReplacements/Object 5" xlink:type="simple" xlink:show="embed" xlink:actuate="onLoad"/></draw:frame></text:p>
          <text:p text:style-name="P6"/>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706979748" text:continue-numbering="true" text:style-name="L1">
        <text:list-item>
          <text:p text:style-name="P6">圖表 &amp; 討論</text:p>
        </text:list-item>
      </text:list>
      <text:p text:style-name="P2"><text:tab/><text:span text:style-name="T1">Best case</text:span></text:p>
      <text:p text:style-name="P2"/>
      <text:p text:style-name="P2"><draw:frame draw:style-name="fr2" draw:name="Object1" text:anchor-type="paragraph" svg:x="0.3827in" svg:y="0.0563in" svg:width="6.2992in" svg:height="3.5472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Object6" text:anchor-type="paragraph" svg:x="0.1992in" svg:y="0.1118in" svg:width="6.6673in" svg:height="1.5811in" draw:z-index="4"><draw:object xlink:href="./Object 6" xlink:type="simple" xlink:show="embed" xlink:actuate="onLoad"/><draw:image xlink:href="./ObjectReplacements/Object 6" xlink:type="simple" xlink:show="embed" xlink:actuate="onLoad"/></draw:frame></text:p>
      <text:p text:style-name="P2"/>
      <text:p text:style-name="P2"><text:tab/>根據課本上所推導出來的結果，三種<text:span text:style-name="T1">sorting algorithm</text:span>的<text:span text:style-name="T1">computing complexity</text:span> 分別如下：</text:p>
      <text:list xml:id="list975585253" text:style-name="L2">
        <text:list-item>
          <text:list>
            <text:list-item>
              <text:list>
                <text:list-item>
                  <text:p text:style-name="P8">insertion sort: Θ(n) ( for the best case )</text:p>
                </text:list-item>
                <text:list-item>
                  <text:p text:style-name="P8">merge sort: Θ(nlgn) </text:p>
                </text:list-item>
                <text:list-item>
                  <text:p text:style-name="P8">heap sort: O(nlgn)</text:p>
                </text:list-item>
              </text:list>
            </text:list-item>
          </text:list>
        </text:list-item>
      </text:list>
      <text:p text:style-name="P2"><text:tab/>由上面的結果可以看出來<text:span text:style-name="T1">insertion sort</text:span>的執行所需要的時間基本上就是隨著資料點數倍增而倍數成<text:tab/>長，而<text:span text:style-name="T1">merge sort </text:span>則是因為無論何種<text:span text:style-name="T1">case</text:span>其結果都是<text:span text:style-name="T1">tightly bound</text:span>在<text:span text:style-name="T1">nlgn</text:span>因此運算的時間是最多<text:tab/>的，而再課本的分析當中只能確定<text:span text:style-name="T1">heap sort</text:span> 的<text:span text:style-name="T1">upper bound</text:span> 是<text:span text:style-name="T1">nlgn</text:span>因此在者裡所觀察到的<text:span text:style-name="T1">heap</text:span> <text:tab/><text:span text:style-name="T1">sort</text:span>隨著資料點數成長幅度小於<text:span text:style-name="T1">nlgn</text:span>因此符合理論上的預測。</text:p>
      <text:p text:style-name="P2"/>
      <text:p text:style-name="P2"/>
      <text:p text:style-name="P2"/>
      <text:p text:style-name="P2"/>
      <text:p text:style-name="P2"/>
      <text:p text:style-name="P2"/>
      <text:p text:style-name="P2"><text:soft-page-break/></text:p>
      <text:p text:style-name="P2"/>
      <text:p text:style-name="P2"><text:tab/><text:span text:style-name="T1">Worst case</text:span></text:p>
      <text:p text:style-name="P2"/>
      <text:p text:style-name="P2"><draw:frame draw:style-name="fr2" draw:name="Object2" text:anchor-type="paragraph" svg:x="0.2728in" svg:y="0.0898in" svg:width="6.2984in" svg:height="3.5429in" draw:z-index="1"><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Object7" text:anchor-type="paragraph" svg:x="0.2736in" svg:y="0.2283in" svg:width="6.6016in" svg:height="1.5409in" draw:z-index="5"><draw:object xlink:href="./Object 7" xlink:type="simple" xlink:show="embed" xlink:actuate="onLoad"/><draw:image xlink:href="./ObjectReplacements/Object 7" xlink:type="simple" xlink:show="embed" xlink:actuate="onLoad"/></draw:frame></text:p>
      <text:p text:style-name="P2"/>
      <text:p text:style-name="P2"><text:tab/>根據課本的計算複雜度分析，三種<text:span text:style-name="T1">sorting algorithm</text:span>的<text:span text:style-name="T1">computing complexity</text:span> 分別如下：</text:p>
      <text:list xml:id="list2046439130" text:style-name="L3">
        <text:list-item>
          <text:list>
            <text:list-item>
              <text:list>
                <text:list-item>
                  <text:p text:style-name="P7">insertion sort: Θ(n<text:span text:style-name="T5">2</text:span>)</text:p>
                </text:list-item>
                <text:list-item>
                  <text:p text:style-name="P7">merge sort: Θ(nlgn) </text:p>
                </text:list-item>
                <text:list-item>
                  <text:p text:style-name="P7">heap sort: <text:s/>O(nlgn)</text:p>
                </text:list-item>
              </text:list>
            </text:list-item>
          </text:list>
        </text:list-item>
      </text:list>
      <text:p text:style-name="P2"><text:span text:style-name="T4"><text:tab/>而從實驗數據的結果觀察，</text:span><text:span text:style-name="T1">insertion sort</text:span><text:span text:style-name="T4"> 當資料點數從</text:span><text:span text:style-name="T1">1000</text:span><text:span text:style-name="T4">成長為</text:span><text:span text:style-name="T1">2000</text:span><text:span text:style-name="T4">時</text:span><text:span text:style-name="T1">CPU</text:span><text:span text:style-name="T4">執行的時間成長<text:tab/>了4倍左右，而後每當資料點數成長為兩倍時資料點數幾乎都成現4倍的成長，因此符合</text:span><text:span text:style-name="T1">Θ(n</text:span><text:span text:style-name="T7">2</text:span><text:span text:style-name="T1">)</text:span><text:span text:style-name="T4">。在<text:tab/></text:span><text:span text:style-name="T1">merge sort</text:span><text:span text:style-name="T4">的部份，可以看出其運算時間成長的趨勢和 </text:span><text:span text:style-name="T1">best case</text:span><text:span text:style-name="T4">並沒有不同，皆為</text:span><text:span text:style-name="T1">nlgn</text:span><text:span text:style-name="T4">。而</text:span><text:span text:style-name="T1">heap</text:span><text:span text:style-name="T4"> <text:tab/></text:span><text:span text:style-name="T1">sort</text:span><text:span text:style-name="T4">也可以觀察出每當資料點數倍增的時候程式執行時間大約都在兩倍到多，大約倍</text:span><text:span text:style-name="T1">bound</text:span><text:span text:style-name="T4">在</text:span><text:span text:style-name="T1">nlgn</text:span><text:span text:style-name="T4"><text:tab/>左右。</text:span></text:p>
      <text:p text:style-name="P2"/>
      <text:p text:style-name="P2"/>
      <text:p text:style-name="P2"/>
      <text:p text:style-name="P2"/>
      <text:p text:style-name="P2"/>
      <text:p text:style-name="P2"/>
      <text:p text:style-name="P2"><text:soft-page-break/></text:p>
      <text:p text:style-name="P2"><text:tab/>average case</text:p>
      <text:p text:style-name="P2"/>
      <text:p text:style-name="P2"/>
      <text:p text:style-name="P2"><draw:frame draw:style-name="fr2" draw:name="Object3" text:anchor-type="paragraph" svg:x="0.2811in" svg:y="0.0437in" svg:width="6.2984in" svg:height="3.5429in" draw:z-index="3"><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Object8" text:anchor-type="paragraph" svg:width="6.439in" svg:height="1.5055in" draw:z-index="6"><draw:object xlink:href="./Object 8" xlink:type="simple" xlink:show="embed" xlink:actuate="onLoad"/><draw:image xlink:href="./ObjectReplacements/Object 8" xlink:type="simple" xlink:show="embed" xlink:actuate="onLoad"/></draw:frame></text:p>
      <text:p text:style-name="P2"><text:tab/>綜合<text:span text:style-name="T1">best case</text:span> 以及<text:span text:style-name="T1">worst case</text:span>的結果，我們可以知道三種<text:span text:style-name="T1">sorting algorithm</text:span>一定會被<text:span text:style-name="T1">bound </text:span>在</text:p>
      <text:list xml:id="list2150865839" text:continue-list="list2046439130" text:style-name="L3">
        <text:list-item>
          <text:list>
            <text:list-item>
              <text:list>
                <text:list-item text:start-value="1">
                  <text:p text:style-name="P7">insertion sort: Θ(n)~Θ(n<text:span text:style-name="T5">2</text:span>)</text:p>
                </text:list-item>
                <text:list-item>
                  <text:p text:style-name="P7">merge sort: Θ(nlgn) </text:p>
                </text:list-item>
                <text:list-item>
                  <text:p text:style-name="P7">heap sort: <text:s/>O(nlgn)</text:p>
                </text:list-item>
              </text:list>
            </text:list-item>
          </text:list>
        </text:list-item>
      </text:list>
      <text:p text:style-name="P2"><text:tab/>的區間，而實驗數據也都符合這樣的預測，因此也能夠對於這次的程式做一個初步的驗證。</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2" draw:name="Object4" text:anchor-type="paragraph" svg:x="0.3134in" svg:y="0.0417in" svg:width="6.2984in" svg:height="3.5429in" draw:z-index="7"><draw:object xlink:href="./Object 4" xlink:type="simple" xlink:show="embed" xlink:actuate="onLoad"/><draw:image xlink:href="./ObjectReplacements/Object 4"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在<text:span text:style-name="T1">memory usage</text:span>的部份，我是選用老師所給的範例<text:span text:style-name="T1">code</text:span>中<text:span text:style-name="T1">tm_usage</text:span>的<text:span text:style-name="T1">vmPeak data membe</text:span>r來<text:tab/>觀察記憶體的最大使用量。很明顯的可以看出記憶體的使用在不同的sorting algorithm以及不同的<text:tab/><text:span text:style-name="T1">sample case</text:span>中並沒有任何不同。而再老師所給的<text:span text:style-name="T1">library</text:span>中可以看到這個<text:span text:style-name="T1">object</text:span>取得記憶體使用狀<text:tab/>況的方式是去<text:span text:style-name="T1">/proc/self/status</text:span>中印出當前的記憶體使用狀況，因此是以作業系統的角度去觀察整之<text:tab/>程式的記憶體使用狀況，而在作業系統記憶體管理是直接<text:span text:style-name="T1">allocate</text:span>一整塊的記憶體分頁給<text:span text:style-name="T1">user space</text:span><text:tab/>的程式，因此除非程式所產生的<text:span text:style-name="T1">stack</text:span>或者<text:span text:style-name="T1">heap</text:span>大到記憶體分頁的上限否則作業系統不會<text:span text:style-name="T1">allocate</text:span><text:tab/>新的記憶體分頁給應用程式。因此我們所觀察到的<text:span text:style-name="T1">pattern</text:span>才會是一個一個的<text:span text:style-name="T1">step</text:span>，這也表示三種演<text:tab/>算法再一開始宣告的變數空間相差再一定程度的範圍(記憶體分頁)之內。</text:p>
      <text:p text:style-name="P2"><text:tab/></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4T12:32:24</meta:creation-date>
    <dc:date>2012-03-15T16:27:33</dc:date>
    <meta:editing-duration>PT55M33S</meta:editing-duration>
    <meta:editing-cycles>9</meta:editing-cycles>
    <meta:generator>LibreOffice/3.5$Linux_x86 LibreOffice_project/350m1$Build-13</meta:generator>
    <meta:document-statistic meta:table-count="0" meta:image-count="0" meta:object-count="8" meta:page-count="5" meta:paragraph-count="27" meta:word-count="325" meta:character-count="1491" meta:non-whitespace-character-count="18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9cm" xlink:href="." xlink:type="simple" chart:class="chart:scatter" chart:style-name="ch1">
        <chart:title svg:x="5.532cm" svg:y="0.315cm" chart:style-name="ch2">
          <text:p>CPU time of best case</text:p>
        </chart:title>
        <chart:legend chart:legend-position="end" svg:x="14.119cm" svg:y="3.734cm" style:legend-expansion="high" chart:style-name="ch3"/>
        <chart:plot-area chart:style-name="ch4" chart:data-source-has-labels="both" svg:x="1.317cm" svg:y="1.644cm" svg:width="12.165cm" svg:height="6.217cm">
          <chartooo:coordinate-region svg:x="2.972cm" svg:y="1.835cm" svg:width="10.008cm" svg:height="5.397cm"/>
          <chart:axis chart:dimension="x" chart:name="primary-x" chart:style-name="ch5" chartooo:axis-type="auto">
            <chart:title svg:x="6.261cm" svg:y="8.042cm" chart:style-name="ch6">
              <text:p>number of data</text:p>
            </chart:title>
            <chart:categories table:cell-range-address="local-table.$A$2:.$A$7"/>
          </chart:axis>
          <chart:axis chart:dimension="y" chart:name="primary-y" chart:style-name="ch5">
            <chart:title svg:x="0.451cm" svg:y="5.433cm" chart:style-name="ch7">
              <text:p>time (u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S</text:p>
              </table:table-cell>
              <table:table-cell office:value-type="string">
                <text:p>MS</text:p>
              </table:table-cell>
              <table:table-cell office:value-type="string">
                <text:p>HS</text:p>
              </table:table-cell>
            </table:table-row>
          </table:table-header-rows>
          <table:table-rows>
            <table:table-row>
              <table:table-cell office:value-type="string">
                <text:p>1</text:p>
              </table:table-cell>
              <table:table-cell office:value-type="float" office:value="1000">
                <text:p>1000</text:p>
              </table:table-cell>
              <table:table-cell office:value-type="float" office:value="95">
                <text:p>95</text:p>
              </table:table-cell>
              <table:table-cell office:value-type="float" office:value="7824">
                <text:p>7824</text:p>
              </table:table-cell>
              <table:table-cell office:value-type="float" office:value="2092">
                <text:p>2092</text:p>
              </table:table-cell>
            </table:table-row>
            <table:table-row>
              <table:table-cell office:value-type="string">
                <text:p>2</text:p>
              </table:table-cell>
              <table:table-cell office:value-type="float" office:value="2000">
                <text:p>2000</text:p>
              </table:table-cell>
              <table:table-cell office:value-type="float" office:value="224">
                <text:p>224</text:p>
              </table:table-cell>
              <table:table-cell office:value-type="float" office:value="28023">
                <text:p>28023</text:p>
              </table:table-cell>
              <table:table-cell office:value-type="float" office:value="3675">
                <text:p>3675</text:p>
              </table:table-cell>
            </table:table-row>
            <table:table-row>
              <table:table-cell office:value-type="string">
                <text:p>3</text:p>
              </table:table-cell>
              <table:table-cell office:value-type="float" office:value="4000">
                <text:p>4000</text:p>
              </table:table-cell>
              <table:table-cell office:value-type="float" office:value="231">
                <text:p>231</text:p>
              </table:table-cell>
              <table:table-cell office:value-type="float" office:value="106754">
                <text:p>106754</text:p>
              </table:table-cell>
              <table:table-cell office:value-type="float" office:value="7955">
                <text:p>7955</text:p>
              </table:table-cell>
            </table:table-row>
            <table:table-row>
              <table:table-cell office:value-type="string">
                <text:p>4</text:p>
              </table:table-cell>
              <table:table-cell office:value-type="float" office:value="8000">
                <text:p>8000</text:p>
              </table:table-cell>
              <table:table-cell office:value-type="float" office:value="457">
                <text:p>457</text:p>
              </table:table-cell>
              <table:table-cell office:value-type="float" office:value="462791">
                <text:p>462791</text:p>
              </table:table-cell>
              <table:table-cell office:value-type="float" office:value="18065">
                <text:p>18065</text:p>
              </table:table-cell>
            </table:table-row>
            <table:table-row>
              <table:table-cell office:value-type="string">
                <text:p>5</text:p>
              </table:table-cell>
              <table:table-cell office:value-type="float" office:value="16000">
                <text:p>16000</text:p>
              </table:table-cell>
              <table:table-cell office:value-type="float" office:value="960">
                <text:p>960</text:p>
              </table:table-cell>
              <table:table-cell office:value-type="float" office:value="1842032">
                <text:p>1842032</text:p>
              </table:table-cell>
              <table:table-cell office:value-type="float" office:value="37573">
                <text:p>37573</text:p>
              </table:table-cell>
            </table:table-row>
            <table:table-row>
              <table:table-cell office:value-type="string">
                <text:p>6</text:p>
              </table:table-cell>
              <table:table-cell office:value-type="float" office:value="32000">
                <text:p>32000</text:p>
              </table:table-cell>
              <table:table-cell office:value-type="float" office:value="1898">
                <text:p>1898</text:p>
              </table:table-cell>
              <table:table-cell office:value-type="float" office:value="7224365">
                <text:p>7224365</text:p>
              </table:table-cell>
              <table:table-cell office:value-type="float" office:value="80275">
                <text:p>802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1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42cm" svg:y="0.314cm" chart:style-name="ch2">
          <text:p>CPU time of worst case</text:p>
        </chart:title>
        <chart:legend chart:legend-position="end" svg:x="14.119cm" svg:y="3.729cm" style:legend-expansion="high" chart:style-name="ch3"/>
        <chart:plot-area chart:style-name="ch4" chart:data-source-has-labels="both" svg:x="1.317cm" svg:y="1.64cm" svg:width="12.164cm" svg:height="6.212cm">
          <chartooo:coordinate-region svg:x="3.172cm" svg:y="1.83cm" svg:width="9.806cm" svg:height="5.393cm"/>
          <chart:axis chart:dimension="x" chart:name="primary-x" chart:style-name="ch5" chartooo:axis-type="auto">
            <chart:title svg:x="6.261cm" svg:y="8.032cm" chart:style-name="ch6">
              <text:p>number of data</text:p>
            </chart:title>
            <chart:categories table:cell-range-address="local-table.$A$2:.$A$7"/>
          </chart:axis>
          <chart:axis chart:dimension="y" chart:name="primary-y" chart:style-name="ch5">
            <chart:title svg:x="0.451cm" svg:y="5.427cm" chart:style-name="ch7">
              <text:p>time (u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S</text:p>
              </table:table-cell>
              <table:table-cell office:value-type="string">
                <text:p>MS</text:p>
              </table:table-cell>
              <table:table-cell office:value-type="string">
                <text:p>HS</text:p>
              </table:table-cell>
            </table:table-row>
          </table:table-header-rows>
          <table:table-rows>
            <table:table-row>
              <table:table-cell office:value-type="string">
                <text:p>1</text:p>
              </table:table-cell>
              <table:table-cell office:value-type="float" office:value="1000">
                <text:p>1000</text:p>
              </table:table-cell>
              <table:table-cell office:value-type="float" office:value="22283">
                <text:p>22283</text:p>
              </table:table-cell>
              <table:table-cell office:value-type="float" office:value="7996">
                <text:p>7996</text:p>
              </table:table-cell>
              <table:table-cell office:value-type="float" office:value="1477">
                <text:p>1477</text:p>
              </table:table-cell>
            </table:table-row>
            <table:table-row>
              <table:table-cell office:value-type="string">
                <text:p>2</text:p>
              </table:table-cell>
              <table:table-cell office:value-type="float" office:value="2000">
                <text:p>2000</text:p>
              </table:table-cell>
              <table:table-cell office:value-type="float" office:value="84753">
                <text:p>84753</text:p>
              </table:table-cell>
              <table:table-cell office:value-type="float" office:value="29223">
                <text:p>29223</text:p>
              </table:table-cell>
              <table:table-cell office:value-type="float" office:value="3221">
                <text:p>3221</text:p>
              </table:table-cell>
            </table:table-row>
            <table:table-row>
              <table:table-cell office:value-type="string">
                <text:p>3</text:p>
              </table:table-cell>
              <table:table-cell office:value-type="float" office:value="4000">
                <text:p>4000</text:p>
              </table:table-cell>
              <table:table-cell office:value-type="float" office:value="351422">
                <text:p>351422</text:p>
              </table:table-cell>
              <table:table-cell office:value-type="float" office:value="106916">
                <text:p>106916</text:p>
              </table:table-cell>
              <table:table-cell office:value-type="float" office:value="7529">
                <text:p>7529</text:p>
              </table:table-cell>
            </table:table-row>
            <table:table-row>
              <table:table-cell office:value-type="string">
                <text:p>4</text:p>
              </table:table-cell>
              <table:table-cell office:value-type="float" office:value="8000">
                <text:p>8000</text:p>
              </table:table-cell>
              <table:table-cell office:value-type="float" office:value="1376726">
                <text:p>1376726</text:p>
              </table:table-cell>
              <table:table-cell office:value-type="float" office:value="462832">
                <text:p>462832</text:p>
              </table:table-cell>
              <table:table-cell office:value-type="float" office:value="16098">
                <text:p>16098</text:p>
              </table:table-cell>
            </table:table-row>
            <table:table-row>
              <table:table-cell office:value-type="string">
                <text:p>5</text:p>
              </table:table-cell>
              <table:table-cell office:value-type="float" office:value="16000">
                <text:p>16000</text:p>
              </table:table-cell>
              <table:table-cell office:value-type="float" office:value="5575008">
                <text:p>5575008</text:p>
              </table:table-cell>
              <table:table-cell office:value-type="float" office:value="1822565">
                <text:p>1822565</text:p>
              </table:table-cell>
              <table:table-cell office:value-type="float" office:value="34912">
                <text:p>34912</text:p>
              </table:table-cell>
            </table:table-row>
            <table:table-row>
              <table:table-cell office:value-type="string">
                <text:p>6</text:p>
              </table:table-cell>
              <table:table-cell office:value-type="float" office:value="32000">
                <text:p>32000</text:p>
              </table:table-cell>
              <table:table-cell office:value-type="float" office:value="22341629">
                <text:p>22341629</text:p>
              </table:table-cell>
              <table:table-cell office:value-type="float" office:value="7426304">
                <text:p>7426304</text:p>
              </table:table-cell>
              <table:table-cell office:value-type="float" office:value="76468">
                <text:p>764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1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scatter" chart:style-name="ch1">
        <chart:title svg:x="5.12cm" svg:y="0.314cm" chart:style-name="ch2">
          <text:p>CPU time of average case</text:p>
        </chart:title>
        <chart:legend chart:legend-position="end" svg:x="14.119cm" svg:y="3.729cm" style:legend-expansion="high" chart:style-name="ch3"/>
        <chart:plot-area chart:style-name="ch4" chart:data-source-has-labels="both" svg:x="1.317cm" svg:y="1.64cm" svg:width="12.164cm" svg:height="6.212cm">
          <chartooo:coordinate-region svg:x="3.172cm" svg:y="1.83cm" svg:width="9.806cm" svg:height="5.393cm"/>
          <chart:axis chart:dimension="x" chart:name="primary-x" chart:style-name="ch5" chartooo:axis-type="auto">
            <chart:title svg:x="6.261cm" svg:y="8.032cm" chart:style-name="ch6">
              <text:p>number of data</text:p>
            </chart:title>
            <chart:categories table:cell-range-address="local-table.$A$2:.$A$7"/>
          </chart:axis>
          <chart:axis chart:dimension="y" chart:name="primary-y" chart:style-name="ch5">
            <chart:title svg:x="0.451cm" svg:y="5.427cm" chart:style-name="ch7">
              <text:p>time (u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S</text:p>
              </table:table-cell>
              <table:table-cell office:value-type="string">
                <text:p>MS</text:p>
              </table:table-cell>
              <table:table-cell office:value-type="string">
                <text:p>HS</text:p>
              </table:table-cell>
            </table:table-row>
          </table:table-header-rows>
          <table:table-rows>
            <table:table-row>
              <table:table-cell office:value-type="string">
                <text:p>1</text:p>
              </table:table-cell>
              <table:table-cell office:value-type="float" office:value="1000">
                <text:p>1000</text:p>
              </table:table-cell>
              <table:table-cell office:value-type="float" office:value="16429">
                <text:p>16429</text:p>
              </table:table-cell>
              <table:table-cell office:value-type="float" office:value="7955">
                <text:p>7955</text:p>
              </table:table-cell>
              <table:table-cell office:value-type="float" office:value="1594">
                <text:p>1594</text:p>
              </table:table-cell>
            </table:table-row>
            <table:table-row>
              <table:table-cell office:value-type="string">
                <text:p>2</text:p>
              </table:table-cell>
              <table:table-cell office:value-type="float" office:value="2000">
                <text:p>2000</text:p>
              </table:table-cell>
              <table:table-cell office:value-type="float" office:value="43004">
                <text:p>43004</text:p>
              </table:table-cell>
              <table:table-cell office:value-type="float" office:value="28900">
                <text:p>28900</text:p>
              </table:table-cell>
              <table:table-cell office:value-type="float" office:value="3471">
                <text:p>3471</text:p>
              </table:table-cell>
            </table:table-row>
            <table:table-row>
              <table:table-cell office:value-type="string">
                <text:p>3</text:p>
              </table:table-cell>
              <table:table-cell office:value-type="float" office:value="4000">
                <text:p>4000</text:p>
              </table:table-cell>
              <table:table-cell office:value-type="float" office:value="170669">
                <text:p>170669</text:p>
              </table:table-cell>
              <table:table-cell office:value-type="float" office:value="107178">
                <text:p>107178</text:p>
              </table:table-cell>
              <table:table-cell office:value-type="float" office:value="9476">
                <text:p>9476</text:p>
              </table:table-cell>
            </table:table-row>
            <table:table-row>
              <table:table-cell office:value-type="string">
                <text:p>4</text:p>
              </table:table-cell>
              <table:table-cell office:value-type="float" office:value="8000">
                <text:p>8000</text:p>
              </table:table-cell>
              <table:table-cell office:value-type="float" office:value="683381">
                <text:p>683381</text:p>
              </table:table-cell>
              <table:table-cell office:value-type="float" office:value="464774">
                <text:p>464774</text:p>
              </table:table-cell>
              <table:table-cell office:value-type="float" office:value="16597">
                <text:p>16597</text:p>
              </table:table-cell>
            </table:table-row>
            <table:table-row>
              <table:table-cell office:value-type="string">
                <text:p>5</text:p>
              </table:table-cell>
              <table:table-cell office:value-type="float" office:value="16000">
                <text:p>16000</text:p>
              </table:table-cell>
              <table:table-cell office:value-type="float" office:value="2782337">
                <text:p>2782337</text:p>
              </table:table-cell>
              <table:table-cell office:value-type="float" office:value="1854448">
                <text:p>1854448</text:p>
              </table:table-cell>
              <table:table-cell office:value-type="float" office:value="36930">
                <text:p>36930</text:p>
              </table:table-cell>
            </table:table-row>
            <table:table-row>
              <table:table-cell office:value-type="string">
                <text:p>6</text:p>
              </table:table-cell>
              <table:table-cell office:value-type="float" office:value="32000">
                <text:p>32000</text:p>
              </table:table-cell>
              <table:table-cell office:value-type="float" office:value="11107584">
                <text:p>11107584</text:p>
              </table:table-cell>
              <table:table-cell office:value-type="float" office:value="7255184">
                <text:p>7255184</text:p>
              </table:table-cell>
              <table:table-cell office:value-type="float" office:value="80222">
                <text:p>80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1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6"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7"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8" style:family="chart" style:data-style-name="N0">
      <style:chart-properties chart:link-data-style-to-source="false"/>
      <style:graphic-properties draw:stroke="none" draw:fill-color="#4b1f6f"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8cm" svg:height="8.999cm" xlink:href="." xlink:type="simple" chart:class="chart:bar" chart:style-name="ch1">
        <chart:title svg:x="6.323cm" svg:y="0.314cm" chart:style-name="ch2">
          <text:p>memory usage</text:p>
        </chart:title>
        <chart:legend chart:legend-position="end" svg:x="14.062cm" svg:y="2.289cm" style:legend-expansion="high" chart:style-name="ch3"/>
        <chart:plot-area chart:style-name="ch4" chart:data-source-has-labels="both" svg:x="1.317cm" svg:y="1.64cm" svg:width="12.107cm" svg:height="6.212cm">
          <chartooo:coordinate-region svg:x="2.058cm" svg:y="1.831cm" svg:width="11.366cm" svg:height="5.393cm"/>
          <chart:axis chart:dimension="x" chart:name="primary-x" chart:style-name="ch5" chartooo:axis-type="text">
            <chart:title svg:x="6.232cm" svg:y="8.032cm" chart:style-name="ch6">
              <text:p>number of data</text:p>
            </chart:title>
            <chart:categories table:cell-range-address="local-table.$A$2:.$A$7"/>
          </chart:axis>
          <chart:axis chart:dimension="y" chart:name="primary-y" chart:style-name="ch7">
            <chart:title svg:x="0.451cm" svg:y="5.772cm" chart:style-name="ch8">
              <text:p>memory (MB)</text:p>
            </chart:title>
            <chart:grid chart:style-name="ch9" chart:class="major"/>
          </chart:axis>
          <chart:series chart:style-name="ch10" chart:values-cell-range-address="local-table.$B$2:.$B$7" chart:label-cell-address="local-table.$B$1" chart:class="chart:bar">
            <chart:data-point chart:repeated="6"/>
          </chart:series>
          <chart:series chart:style-name="ch11" chart:values-cell-range-address="local-table.$C$2:.$C$7" chart:label-cell-address="local-table.$C$1" chart:class="chart:bar">
            <chart:data-point chart:repeated="6"/>
          </chart:series>
          <chart:series chart:style-name="ch12" chart:values-cell-range-address="local-table.$D$2:.$D$7" chart:label-cell-address="local-table.$D$1" chart:class="chart:bar">
            <chart:data-point chart:repeated="6"/>
          </chart:series>
          <chart:series chart:style-name="ch13" chart:values-cell-range-address="local-table.$E$2:.$E$7" chart:label-cell-address="local-table.$E$1" chart:class="chart:bar">
            <chart:data-point chart:repeated="6"/>
          </chart:series>
          <chart:series chart:style-name="ch14" chart:values-cell-range-address="local-table.$F$2:.$F$7" chart:label-cell-address="local-table.$F$1" chart:class="chart:bar">
            <chart:data-point chart:repeated="6"/>
          </chart:series>
          <chart:series chart:style-name="ch15" chart:values-cell-range-address="local-table.$G$2:.$G$7" chart:label-cell-address="local-table.$G$1" chart:class="chart:bar">
            <chart:data-point chart:repeated="6"/>
          </chart:series>
          <chart:series chart:style-name="ch16" chart:values-cell-range-address="local-table.$H$2:.$H$7" chart:label-cell-address="local-table.$H$1" chart:class="chart:bar">
            <chart:data-point chart:repeated="6"/>
          </chart:series>
          <chart:series chart:style-name="ch17" chart:values-cell-range-address="local-table.$I$2:.$I$7" chart:label-cell-address="local-table.$I$1" chart:class="chart:bar">
            <chart:data-point chart:repeated="6"/>
          </chart:series>
          <chart:series chart:style-name="ch18" chart:values-cell-range-address="local-table.$J$2:.$J$7" chart:label-cell-address="local-table.$J$1" chart:class="chart:bar">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IS_bc</text:p>
              </table:table-cell>
              <table:table-cell office:value-type="string">
                <text:p>MS_bc</text:p>
              </table:table-cell>
              <table:table-cell office:value-type="string">
                <text:p>HS_bc</text:p>
              </table:table-cell>
              <table:table-cell office:value-type="string">
                <text:p>IS_wc</text:p>
              </table:table-cell>
              <table:table-cell office:value-type="string">
                <text:p>MS_wc</text:p>
              </table:table-cell>
              <table:table-cell office:value-type="string">
                <text:p>HS_wc</text:p>
              </table:table-cell>
              <table:table-cell office:value-type="string">
                <text:p>IS_ac</text:p>
              </table:table-cell>
              <table:table-cell office:value-type="string">
                <text:p>MS_ac</text:p>
              </table:table-cell>
              <table:table-cell office:value-type="string">
                <text:p>HS_ac</text:p>
              </table:table-cell>
            </table:table-row>
          </table:table-header-rows>
          <table:table-rows>
            <table:table-row>
              <table:table-cell office:value-type="string">
                <text:p>1</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row>
            <table:table-row>
              <table:table-cell office:value-type="string">
                <text:p>2</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row>
            <table:table-row>
              <table:table-cell office:value-type="string">
                <text:p>3</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row>
            <table:table-row>
              <table:table-cell office:value-type="string">
                <text:p>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cell office:value-type="float" office:value="3.27734">
                <text:p>3.27734</text:p>
              </table:table-cell>
            </table:table-row>
            <table:table-row>
              <table:table-cell office:value-type="string">
                <text:p>5</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cell office:value-type="float" office:value="3.41016">
                <text:p>3.41016</text:p>
              </table:table-cell>
            </table:table-row>
            <table:table-row>
              <table:table-cell office:value-type="string">
                <text:p>6</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cell office:value-type="float" office:value="3.65625">
                <text:p>3.656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1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工作表1" table:style-name="ta1">
        <table:table-column table:style-name="co1" table:number-columns-repeated="3" table:default-cell-style-name="Default"/>
        <table:table-column table:style-name="co2" table:number-columns-repeated="7" table:default-cell-style-name="ce3"/>
        <table:table-row table:style-name="ro1">
          <table:table-cell table:number-columns-repeated="3"/>
          <table:table-cell office:value-type="string">
            <text:p>Input size</text:p>
          </table:table-cell>
          <table:table-cell table:style-name="ce4" office:value-type="string" table:number-columns-spanned="2" table:number-rows-spanned="1">
            <text:p>IS</text:p>
          </table:table-cell>
          <table:covered-table-cell/>
          <table:table-cell table:style-name="ce4" office:value-type="string" table:number-columns-spanned="2" table:number-rows-spanned="1">
            <text:p>MS</text:p>
          </table:table-cell>
          <table:covered-table-cell/>
          <table:table-cell table:style-name="ce4" office:value-type="string" table:number-columns-spanned="2" table:number-rows-spanned="1">
            <text:p>HS</text:p>
          </table:table-cell>
          <table:covered-table-cell/>
        </table:table-row>
        <table:table-row table:style-name="ro1">
          <table:table-cell table:number-columns-repeated="4"/>
          <table:table-cell office:value-type="string">
            <text:p>CPU time(us)</text:p>
          </table:table-cell>
          <table:table-cell office:value-type="string">
            <text:p>Memory(MB)</text:p>
          </table:table-cell>
          <table:table-cell office:value-type="string">
            <text:p>CPU time(us)</text:p>
          </table:table-cell>
          <table:table-cell office:value-type="string">
            <text:p>Memory(MB)</text:p>
          </table:table-cell>
          <table:table-cell office:value-type="string">
            <text:p>CPU time(us)</text:p>
          </table:table-cell>
          <table:table-cell office:value-type="string">
            <text:p>Memory(MB)</text:p>
          </table:table-cell>
        </table:table-row>
        <table:table-row table:style-name="ro1">
          <table:table-cell table:number-columns-repeated="3"/>
          <table:table-cell office:value-type="string">
            <text:p>1000.bc</text:p>
          </table:table-cell>
          <table:table-cell office:value-type="float" office:value="95">
            <text:p>95</text:p>
          </table:table-cell>
          <table:table-cell office:value-type="float" office:value="3.27734">
            <text:p>3.27734</text:p>
          </table:table-cell>
          <table:table-cell office:value-type="float" office:value="7824">
            <text:p>7824</text:p>
          </table:table-cell>
          <table:table-cell office:value-type="float" office:value="3.27734">
            <text:p>3.27734</text:p>
          </table:table-cell>
          <table:table-cell office:value-type="float" office:value="2092">
            <text:p>2092</text:p>
          </table:table-cell>
          <table:table-cell office:value-type="float" office:value="3.27734">
            <text:p>3.27734</text:p>
          </table:table-cell>
        </table:table-row>
        <table:table-row table:style-name="ro1">
          <table:table-cell table:number-columns-repeated="3"/>
          <table:table-cell office:value-type="string">
            <text:p>1000.wc</text:p>
          </table:table-cell>
          <table:table-cell office:value-type="float" office:value="22283">
            <text:p>22283</text:p>
          </table:table-cell>
          <table:table-cell office:value-type="float" office:value="3.27734">
            <text:p>3.27734</text:p>
          </table:table-cell>
          <table:table-cell office:value-type="float" office:value="7996">
            <text:p>7996</text:p>
          </table:table-cell>
          <table:table-cell office:value-type="float" office:value="3.27734">
            <text:p>3.27734</text:p>
          </table:table-cell>
          <table:table-cell office:value-type="float" office:value="1477">
            <text:p>1477</text:p>
          </table:table-cell>
          <table:table-cell office:value-type="float" office:value="3.27734">
            <text:p>3.27734</text:p>
          </table:table-cell>
        </table:table-row>
        <table:table-row table:style-name="ro1">
          <table:table-cell table:number-columns-repeated="3"/>
          <table:table-cell office:value-type="string">
            <text:p>1000.ac</text:p>
          </table:table-cell>
          <table:table-cell office:value-type="float" office:value="16429">
            <text:p>16429</text:p>
          </table:table-cell>
          <table:table-cell office:value-type="float" office:value="3.27734">
            <text:p>3.27734</text:p>
          </table:table-cell>
          <table:table-cell office:value-type="float" office:value="7955">
            <text:p>7955</text:p>
          </table:table-cell>
          <table:table-cell office:value-type="float" office:value="3.27734">
            <text:p>3.27734</text:p>
          </table:table-cell>
          <table:table-cell office:value-type="float" office:value="1594">
            <text:p>1594</text:p>
          </table:table-cell>
          <table:table-cell office:value-type="float" office:value="3.27734">
            <text:p>3.27734</text:p>
          </table:table-cell>
        </table:table-row>
        <table:table-row table:style-name="ro1">
          <table:table-cell table:number-columns-repeated="3"/>
          <table:table-cell office:value-type="string">
            <text:p>2000.bc</text:p>
          </table:table-cell>
          <table:table-cell office:value-type="float" office:value="224">
            <text:p>224</text:p>
          </table:table-cell>
          <table:table-cell office:value-type="float" office:value="3.27734">
            <text:p>3.27734</text:p>
          </table:table-cell>
          <table:table-cell office:value-type="float" office:value="28023">
            <text:p>28023</text:p>
          </table:table-cell>
          <table:table-cell office:value-type="float" office:value="3.27734">
            <text:p>3.27734</text:p>
          </table:table-cell>
          <table:table-cell office:value-type="float" office:value="3675">
            <text:p>3675</text:p>
          </table:table-cell>
          <table:table-cell office:value-type="float" office:value="3.27734">
            <text:p>3.27734</text:p>
          </table:table-cell>
        </table:table-row>
        <table:table-row table:style-name="ro1">
          <table:table-cell table:number-columns-repeated="3"/>
          <table:table-cell office:value-type="string">
            <text:p>2000.wc</text:p>
          </table:table-cell>
          <table:table-cell office:value-type="float" office:value="84753">
            <text:p>84753</text:p>
          </table:table-cell>
          <table:table-cell office:value-type="float" office:value="3.27734">
            <text:p>3.27734</text:p>
          </table:table-cell>
          <table:table-cell office:value-type="float" office:value="29223">
            <text:p>29223</text:p>
          </table:table-cell>
          <table:table-cell office:value-type="float" office:value="3.27734">
            <text:p>3.27734</text:p>
          </table:table-cell>
          <table:table-cell office:value-type="float" office:value="3221">
            <text:p>3221</text:p>
          </table:table-cell>
          <table:table-cell office:value-type="float" office:value="3.27734">
            <text:p>3.27734</text:p>
          </table:table-cell>
        </table:table-row>
        <table:table-row table:style-name="ro1">
          <table:table-cell table:number-columns-repeated="3"/>
          <table:table-cell office:value-type="string">
            <text:p>2000.ac</text:p>
          </table:table-cell>
          <table:table-cell office:value-type="float" office:value="43004">
            <text:p>43004</text:p>
          </table:table-cell>
          <table:table-cell office:value-type="float" office:value="3.27734">
            <text:p>3.27734</text:p>
          </table:table-cell>
          <table:table-cell office:value-type="float" office:value="28900">
            <text:p>28900</text:p>
          </table:table-cell>
          <table:table-cell office:value-type="float" office:value="3.27734">
            <text:p>3.27734</text:p>
          </table:table-cell>
          <table:table-cell office:value-type="float" office:value="3471">
            <text:p>3471</text:p>
          </table:table-cell>
          <table:table-cell office:value-type="float" office:value="3.27734">
            <text:p>3.27734</text:p>
          </table:table-cell>
        </table:table-row>
        <table:table-row table:style-name="ro1">
          <table:table-cell table:number-columns-repeated="3"/>
          <table:table-cell office:value-type="string">
            <text:p>4000.bc</text:p>
          </table:table-cell>
          <table:table-cell office:value-type="float" office:value="231">
            <text:p>231</text:p>
          </table:table-cell>
          <table:table-cell office:value-type="float" office:value="3.27734">
            <text:p>3.27734</text:p>
          </table:table-cell>
          <table:table-cell office:value-type="float" office:value="106754">
            <text:p>106754</text:p>
          </table:table-cell>
          <table:table-cell office:value-type="float" office:value="3.27734">
            <text:p>3.27734</text:p>
          </table:table-cell>
          <table:table-cell office:value-type="float" office:value="7955">
            <text:p>7955</text:p>
          </table:table-cell>
          <table:table-cell office:value-type="float" office:value="3.27734">
            <text:p>3.27734</text:p>
          </table:table-cell>
        </table:table-row>
        <table:table-row table:style-name="ro1">
          <table:table-cell table:number-columns-repeated="3"/>
          <table:table-cell office:value-type="string">
            <text:p>4000.wc</text:p>
          </table:table-cell>
          <table:table-cell office:value-type="float" office:value="351422">
            <text:p>351422</text:p>
          </table:table-cell>
          <table:table-cell office:value-type="float" office:value="3.27734">
            <text:p>3.27734</text:p>
          </table:table-cell>
          <table:table-cell office:value-type="float" office:value="106916">
            <text:p>106916</text:p>
          </table:table-cell>
          <table:table-cell office:value-type="float" office:value="3.27734">
            <text:p>3.27734</text:p>
          </table:table-cell>
          <table:table-cell office:value-type="float" office:value="7529">
            <text:p>7529</text:p>
          </table:table-cell>
          <table:table-cell office:value-type="float" office:value="3.27734">
            <text:p>3.27734</text:p>
          </table:table-cell>
        </table:table-row>
        <table:table-row table:style-name="ro1">
          <table:table-cell table:number-columns-repeated="3"/>
          <table:table-cell office:value-type="string">
            <text:p>4000.ac</text:p>
          </table:table-cell>
          <table:table-cell office:value-type="float" office:value="170669">
            <text:p>170669</text:p>
          </table:table-cell>
          <table:table-cell office:value-type="float" office:value="3.27734">
            <text:p>3.27734</text:p>
          </table:table-cell>
          <table:table-cell office:value-type="float" office:value="107178">
            <text:p>107178</text:p>
          </table:table-cell>
          <table:table-cell office:value-type="float" office:value="3.27734">
            <text:p>3.27734</text:p>
          </table:table-cell>
          <table:table-cell office:value-type="float" office:value="9476">
            <text:p>9476</text:p>
          </table:table-cell>
          <table:table-cell office:value-type="float" office:value="3.27734">
            <text:p>3.27734</text:p>
          </table:table-cell>
        </table:table-row>
        <table:table-row table:style-name="ro1">
          <table:table-cell table:number-columns-repeated="3"/>
          <table:table-cell office:value-type="string">
            <text:p>8000.bc</text:p>
          </table:table-cell>
          <table:table-cell office:value-type="float" office:value="457">
            <text:p>457</text:p>
          </table:table-cell>
          <table:table-cell office:value-type="float" office:value="3.27734">
            <text:p>3.27734</text:p>
          </table:table-cell>
          <table:table-cell office:value-type="float" office:value="462791">
            <text:p>462791</text:p>
          </table:table-cell>
          <table:table-cell office:value-type="float" office:value="3.27734">
            <text:p>3.27734</text:p>
          </table:table-cell>
          <table:table-cell office:value-type="float" office:value="18065">
            <text:p>18065</text:p>
          </table:table-cell>
          <table:table-cell office:value-type="float" office:value="3.27734">
            <text:p>3.27734</text:p>
          </table:table-cell>
        </table:table-row>
        <table:table-row table:style-name="ro1">
          <table:table-cell table:number-columns-repeated="3"/>
          <table:table-cell office:value-type="string">
            <text:p>8000.wc</text:p>
          </table:table-cell>
          <table:table-cell office:value-type="float" office:value="1376726">
            <text:p>1376726</text:p>
          </table:table-cell>
          <table:table-cell office:value-type="float" office:value="3.27734">
            <text:p>3.27734</text:p>
          </table:table-cell>
          <table:table-cell office:value-type="float" office:value="462832">
            <text:p>462832</text:p>
          </table:table-cell>
          <table:table-cell office:value-type="float" office:value="3.27734">
            <text:p>3.27734</text:p>
          </table:table-cell>
          <table:table-cell office:value-type="float" office:value="16098">
            <text:p>16098</text:p>
          </table:table-cell>
          <table:table-cell office:value-type="float" office:value="3.27734">
            <text:p>3.27734</text:p>
          </table:table-cell>
        </table:table-row>
        <table:table-row table:style-name="ro1">
          <table:table-cell table:number-columns-repeated="3"/>
          <table:table-cell office:value-type="string">
            <text:p>8000.ac</text:p>
          </table:table-cell>
          <table:table-cell office:value-type="float" office:value="683381">
            <text:p>683381</text:p>
          </table:table-cell>
          <table:table-cell office:value-type="float" office:value="3.27734">
            <text:p>3.27734</text:p>
          </table:table-cell>
          <table:table-cell office:value-type="float" office:value="464774">
            <text:p>464774</text:p>
          </table:table-cell>
          <table:table-cell office:value-type="float" office:value="3.27734">
            <text:p>3.27734</text:p>
          </table:table-cell>
          <table:table-cell office:value-type="float" office:value="16597">
            <text:p>16597</text:p>
          </table:table-cell>
          <table:table-cell office:value-type="float" office:value="3.27734">
            <text:p>3.27734</text:p>
          </table:table-cell>
        </table:table-row>
        <table:table-row table:style-name="ro1">
          <table:table-cell table:number-columns-repeated="3"/>
          <table:table-cell office:value-type="string">
            <text:p>16000.bc</text:p>
          </table:table-cell>
          <table:table-cell office:value-type="float" office:value="960">
            <text:p>960</text:p>
          </table:table-cell>
          <table:table-cell office:value-type="float" office:value="3.41016">
            <text:p>3.41016</text:p>
          </table:table-cell>
          <table:table-cell office:value-type="float" office:value="1842032">
            <text:p>1842032</text:p>
          </table:table-cell>
          <table:table-cell office:value-type="float" office:value="3.41016">
            <text:p>3.41016</text:p>
          </table:table-cell>
          <table:table-cell office:value-type="float" office:value="37573">
            <text:p>37573</text:p>
          </table:table-cell>
          <table:table-cell office:value-type="float" office:value="3.41016">
            <text:p>3.41016</text:p>
          </table:table-cell>
        </table:table-row>
        <table:table-row table:style-name="ro1">
          <table:table-cell table:number-columns-repeated="3"/>
          <table:table-cell office:value-type="string">
            <text:p>16000.wc</text:p>
          </table:table-cell>
          <table:table-cell office:value-type="float" office:value="5575008">
            <text:p>5575008</text:p>
          </table:table-cell>
          <table:table-cell office:value-type="float" office:value="3.41016">
            <text:p>3.41016</text:p>
          </table:table-cell>
          <table:table-cell office:value-type="float" office:value="1822565">
            <text:p>1822565</text:p>
          </table:table-cell>
          <table:table-cell office:value-type="float" office:value="3.41016">
            <text:p>3.41016</text:p>
          </table:table-cell>
          <table:table-cell office:value-type="float" office:value="34912">
            <text:p>34912</text:p>
          </table:table-cell>
          <table:table-cell office:value-type="float" office:value="3.41016">
            <text:p>3.41016</text:p>
          </table:table-cell>
        </table:table-row>
        <table:table-row table:style-name="ro1">
          <table:table-cell table:number-columns-repeated="3"/>
          <table:table-cell office:value-type="string">
            <text:p>16000.ac</text:p>
          </table:table-cell>
          <table:table-cell office:value-type="float" office:value="2782337">
            <text:p>2782337</text:p>
          </table:table-cell>
          <table:table-cell office:value-type="float" office:value="3.41016">
            <text:p>3.41016</text:p>
          </table:table-cell>
          <table:table-cell office:value-type="float" office:value="1854448">
            <text:p>1854448</text:p>
          </table:table-cell>
          <table:table-cell office:value-type="float" office:value="3.41016">
            <text:p>3.41016</text:p>
          </table:table-cell>
          <table:table-cell office:value-type="float" office:value="36930">
            <text:p>36930</text:p>
          </table:table-cell>
          <table:table-cell office:value-type="float" office:value="3.41016">
            <text:p>3.41016</text:p>
          </table:table-cell>
        </table:table-row>
        <table:table-row table:style-name="ro1">
          <table:table-cell table:number-columns-repeated="3"/>
          <table:table-cell office:value-type="string">
            <text:p>32000.bc</text:p>
          </table:table-cell>
          <table:table-cell office:value-type="float" office:value="1898">
            <text:p>1898</text:p>
          </table:table-cell>
          <table:table-cell office:value-type="float" office:value="3.65625">
            <text:p>3.65625</text:p>
          </table:table-cell>
          <table:table-cell office:value-type="float" office:value="7224365">
            <text:p>7224365</text:p>
          </table:table-cell>
          <table:table-cell office:value-type="float" office:value="3.65625">
            <text:p>3.65625</text:p>
          </table:table-cell>
          <table:table-cell office:value-type="float" office:value="80275">
            <text:p>80275</text:p>
          </table:table-cell>
          <table:table-cell office:value-type="float" office:value="3.65625">
            <text:p>3.65625</text:p>
          </table:table-cell>
        </table:table-row>
        <table:table-row table:style-name="ro1">
          <table:table-cell table:number-columns-repeated="3"/>
          <table:table-cell office:value-type="string">
            <text:p>32000.wc</text:p>
          </table:table-cell>
          <table:table-cell office:value-type="float" office:value="22341629">
            <text:p>22341629</text:p>
          </table:table-cell>
          <table:table-cell office:value-type="float" office:value="3.65625">
            <text:p>3.65625</text:p>
          </table:table-cell>
          <table:table-cell office:value-type="float" office:value="7426304">
            <text:p>7426304</text:p>
          </table:table-cell>
          <table:table-cell office:value-type="float" office:value="3.65625">
            <text:p>3.65625</text:p>
          </table:table-cell>
          <table:table-cell office:value-type="float" office:value="76468">
            <text:p>76468</text:p>
          </table:table-cell>
          <table:table-cell office:value-type="float" office:value="3.65625">
            <text:p>3.65625</text:p>
          </table:table-cell>
        </table:table-row>
        <table:table-row table:style-name="ro1">
          <table:table-cell table:number-columns-repeated="3"/>
          <table:table-cell office:value-type="string">
            <text:p>32000.ac</text:p>
          </table:table-cell>
          <table:table-cell office:value-type="float" office:value="11107584">
            <text:p>11107584</text:p>
          </table:table-cell>
          <table:table-cell office:value-type="float" office:value="3.65625">
            <text:p>3.65625</text:p>
          </table:table-cell>
          <table:table-cell office:value-type="float" office:value="7255184">
            <text:p>7255184</text:p>
          </table:table-cell>
          <table:table-cell office:value-type="float" office:value="3.65625">
            <text:p>3.65625</text:p>
          </table:table-cell>
          <table:table-cell office:value-type="float" office:value="80222">
            <text:p>80222</text:p>
          </table:table-cell>
          <table:table-cell office:value-type="float" office:value="3.65625">
            <text:p>3.6562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styles>
    <style:default-style style:family="table-cell">
      <style:paragraph-properties style:tab-stop-distance="0.4921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文泉驛正黑"/>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0/00/0000</text:date>, <text:time>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工作表1" table:style-name="ta1">
        <table:table-column table:style-name="co1" table:number-columns-repeated="3" table:default-cell-style-name="Default"/>
        <table:table-column table:style-name="co2" table:number-columns-repeated="7" table:default-cell-style-name="Default"/>
        <table:table-row table:style-name="ro1" table:number-rows-repeated="21">
          <table:table-cell table:number-columns-repeated="10"/>
        </table:table-row>
        <table:table-row table:style-name="ro1">
          <table:table-cell table:number-columns-repeated="3"/>
          <table:table-cell table:style-name="ce3" office:value-type="string">
            <text:p>Input size</text:p>
          </table:table-cell>
          <table:table-cell table:style-name="ce4" office:value-type="string" table:number-columns-spanned="2" table:number-rows-spanned="1">
            <text:p>IS_bc</text:p>
          </table:table-cell>
          <table:covered-table-cell table:style-name="ce3"/>
          <table:table-cell table:style-name="ce4" office:value-type="string" table:number-columns-spanned="2" table:number-rows-spanned="1">
            <text:p>MS_bc</text:p>
          </table:table-cell>
          <table:covered-table-cell table:style-name="ce3"/>
          <table:table-cell table:style-name="ce4" office:value-type="string" table:number-columns-spanned="2" table:number-rows-spanned="1">
            <text:p>HS_bc</text:p>
          </table:table-cell>
          <table:covered-table-cell table:style-name="ce3"/>
        </table:table-row>
        <table:table-row table:style-name="ro1">
          <table:table-cell table:number-columns-repeated="3"/>
          <table:table-cell table:style-name="ce3"/>
          <table:table-cell table:style-name="ce3" office:value-type="string">
            <text:p>CPU time(us)</text:p>
          </table:table-cell>
          <table:table-cell table:style-name="ce3" office:value-type="string">
            <text:p>Memory(MB)</text:p>
          </table:table-cell>
          <table:table-cell table:style-name="ce3" office:value-type="string">
            <text:p>CPU time(us)</text:p>
          </table:table-cell>
          <table:table-cell table:style-name="ce3" office:value-type="string">
            <text:p>Memory(MB)</text:p>
          </table:table-cell>
          <table:table-cell table:style-name="ce3" office:value-type="string">
            <text:p>CPU time(us)</text:p>
          </table:table-cell>
          <table:table-cell table:style-name="ce3" office:value-type="string">
            <text:p>Memory(MB)</text:p>
          </table:table-cell>
        </table:table-row>
        <table:table-row table:style-name="ro1">
          <table:table-cell table:number-columns-repeated="3"/>
          <table:table-cell table:style-name="ce3" office:value-type="string">
            <text:p>1000.bc</text:p>
          </table:table-cell>
          <table:table-cell table:style-name="ce3" office:value-type="float" office:value="95">
            <text:p>95</text:p>
          </table:table-cell>
          <table:table-cell table:style-name="ce3" office:value-type="float" office:value="3.27734">
            <text:p>3.27734</text:p>
          </table:table-cell>
          <table:table-cell table:style-name="ce3" office:value-type="float" office:value="7824">
            <text:p>7824</text:p>
          </table:table-cell>
          <table:table-cell table:style-name="ce3" office:value-type="float" office:value="3.27734">
            <text:p>3.27734</text:p>
          </table:table-cell>
          <table:table-cell table:style-name="ce3" office:value-type="float" office:value="2092">
            <text:p>2092</text:p>
          </table:table-cell>
          <table:table-cell table:style-name="ce3" office:value-type="float" office:value="3.27734">
            <text:p>3.27734</text:p>
          </table:table-cell>
        </table:table-row>
        <table:table-row table:style-name="ro1">
          <table:table-cell table:number-columns-repeated="3"/>
          <table:table-cell table:style-name="ce3" office:value-type="string">
            <text:p>2000.bc</text:p>
          </table:table-cell>
          <table:table-cell table:style-name="ce3" office:value-type="float" office:value="224">
            <text:p>224</text:p>
          </table:table-cell>
          <table:table-cell table:style-name="ce3" office:value-type="float" office:value="3.27734">
            <text:p>3.27734</text:p>
          </table:table-cell>
          <table:table-cell table:style-name="ce3" office:value-type="float" office:value="28023">
            <text:p>28023</text:p>
          </table:table-cell>
          <table:table-cell table:style-name="ce3" office:value-type="float" office:value="3.27734">
            <text:p>3.27734</text:p>
          </table:table-cell>
          <table:table-cell table:style-name="ce3" office:value-type="float" office:value="3675">
            <text:p>3675</text:p>
          </table:table-cell>
          <table:table-cell table:style-name="ce3" office:value-type="float" office:value="3.27734">
            <text:p>3.27734</text:p>
          </table:table-cell>
        </table:table-row>
        <table:table-row table:style-name="ro1">
          <table:table-cell table:number-columns-repeated="3"/>
          <table:table-cell table:style-name="ce3" office:value-type="string">
            <text:p>4000.bc</text:p>
          </table:table-cell>
          <table:table-cell table:style-name="ce3" office:value-type="float" office:value="231">
            <text:p>231</text:p>
          </table:table-cell>
          <table:table-cell table:style-name="ce3" office:value-type="float" office:value="3.27734">
            <text:p>3.27734</text:p>
          </table:table-cell>
          <table:table-cell table:style-name="ce3" office:value-type="float" office:value="106754">
            <text:p>106754</text:p>
          </table:table-cell>
          <table:table-cell table:style-name="ce3" office:value-type="float" office:value="3.27734">
            <text:p>3.27734</text:p>
          </table:table-cell>
          <table:table-cell table:style-name="ce3" office:value-type="float" office:value="7955">
            <text:p>7955</text:p>
          </table:table-cell>
          <table:table-cell table:style-name="ce3" office:value-type="float" office:value="3.27734">
            <text:p>3.27734</text:p>
          </table:table-cell>
        </table:table-row>
        <table:table-row table:style-name="ro1">
          <table:table-cell table:number-columns-repeated="3"/>
          <table:table-cell table:style-name="ce3" office:value-type="string">
            <text:p>8000.bc</text:p>
          </table:table-cell>
          <table:table-cell table:style-name="ce3" office:value-type="float" office:value="457">
            <text:p>457</text:p>
          </table:table-cell>
          <table:table-cell table:style-name="ce3" office:value-type="float" office:value="3.27734">
            <text:p>3.27734</text:p>
          </table:table-cell>
          <table:table-cell table:style-name="ce3" office:value-type="float" office:value="462791">
            <text:p>462791</text:p>
          </table:table-cell>
          <table:table-cell table:style-name="ce3" office:value-type="float" office:value="3.27734">
            <text:p>3.27734</text:p>
          </table:table-cell>
          <table:table-cell table:style-name="ce3" office:value-type="float" office:value="18065">
            <text:p>18065</text:p>
          </table:table-cell>
          <table:table-cell table:style-name="ce3" office:value-type="float" office:value="3.27734">
            <text:p>3.27734</text:p>
          </table:table-cell>
        </table:table-row>
        <table:table-row table:style-name="ro1">
          <table:table-cell table:number-columns-repeated="3"/>
          <table:table-cell table:style-name="ce3" office:value-type="string">
            <text:p>16000.bc</text:p>
          </table:table-cell>
          <table:table-cell table:style-name="ce3" office:value-type="float" office:value="960">
            <text:p>960</text:p>
          </table:table-cell>
          <table:table-cell table:style-name="ce3" office:value-type="float" office:value="3.41016">
            <text:p>3.41016</text:p>
          </table:table-cell>
          <table:table-cell table:style-name="ce3" office:value-type="float" office:value="1842032">
            <text:p>1842032</text:p>
          </table:table-cell>
          <table:table-cell table:style-name="ce3" office:value-type="float" office:value="3.41016">
            <text:p>3.41016</text:p>
          </table:table-cell>
          <table:table-cell table:style-name="ce3" office:value-type="float" office:value="37573">
            <text:p>37573</text:p>
          </table:table-cell>
          <table:table-cell table:style-name="ce3" office:value-type="float" office:value="3.41016">
            <text:p>3.41016</text:p>
          </table:table-cell>
        </table:table-row>
        <table:table-row table:style-name="ro1">
          <table:table-cell table:number-columns-repeated="3"/>
          <table:table-cell table:style-name="ce3" office:value-type="string">
            <text:p>32000.bc</text:p>
          </table:table-cell>
          <table:table-cell table:style-name="ce3" office:value-type="float" office:value="1898">
            <text:p>1898</text:p>
          </table:table-cell>
          <table:table-cell table:style-name="ce3" office:value-type="float" office:value="3.65625">
            <text:p>3.65625</text:p>
          </table:table-cell>
          <table:table-cell table:style-name="ce3" office:value-type="float" office:value="7224365">
            <text:p>7224365</text:p>
          </table:table-cell>
          <table:table-cell table:style-name="ce3" office:value-type="float" office:value="3.65625">
            <text:p>3.65625</text:p>
          </table:table-cell>
          <table:table-cell table:style-name="ce3" office:value-type="float" office:value="80275">
            <text:p>80275</text:p>
          </table:table-cell>
          <table:table-cell table:style-name="ce3" office:value-type="float" office:value="3.65625">
            <text:p>3.6562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文泉驛正黑"/>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0/00/0000</text:date>, <text:time>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工作表1" table:style-name="ta1">
        <table:table-column table:style-name="co1" table:number-columns-repeated="3" table:default-cell-style-name="Default"/>
        <table:table-column table:style-name="co2" table:number-columns-repeated="7" table:default-cell-style-name="Default"/>
        <table:table-row table:style-name="ro1" table:number-rows-repeated="31">
          <table:table-cell table:number-columns-repeated="10"/>
        </table:table-row>
        <table:table-row table:style-name="ro2">
          <table:table-cell table:number-columns-repeated="3"/>
          <table:table-cell table:style-name="ce1" office:value-type="string">
            <text:p>Input size</text:p>
          </table:table-cell>
          <table:table-cell table:style-name="ce2" office:value-type="string" table:number-columns-spanned="2" table:number-rows-spanned="1">
            <text:p>IS_wc</text:p>
          </table:table-cell>
          <table:covered-table-cell table:style-name="ce1"/>
          <table:table-cell table:style-name="ce2" office:value-type="string" table:number-columns-spanned="2" table:number-rows-spanned="1">
            <text:p>MS_wc</text:p>
          </table:table-cell>
          <table:covered-table-cell table:style-name="ce1"/>
          <table:table-cell table:style-name="ce2" office:value-type="string" table:number-columns-spanned="2" table:number-rows-spanned="1">
            <text:p>HS_wc</text:p>
          </table:table-cell>
          <table:covered-table-cell table:style-name="ce1"/>
        </table:table-row>
        <table:table-row table:style-name="ro1">
          <table:table-cell table:number-columns-repeated="3"/>
          <table:table-cell table:style-name="ce1"/>
          <table:table-cell table:style-name="ce1" office:value-type="string">
            <text:p>CPU time(us)</text:p>
          </table:table-cell>
          <table:table-cell table:style-name="ce1" office:value-type="string">
            <text:p>Memory(MB)</text:p>
          </table:table-cell>
          <table:table-cell table:style-name="ce1" office:value-type="string">
            <text:p>CPU time(us)</text:p>
          </table:table-cell>
          <table:table-cell table:style-name="ce1" office:value-type="string">
            <text:p>Memory(MB)</text:p>
          </table:table-cell>
          <table:table-cell table:style-name="ce1" office:value-type="string">
            <text:p>CPU time(us)</text:p>
          </table:table-cell>
          <table:table-cell table:style-name="ce1" office:value-type="string">
            <text:p>Memory(MB)</text:p>
          </table:table-cell>
        </table:table-row>
        <table:table-row table:style-name="ro1">
          <table:table-cell table:number-columns-repeated="3"/>
          <table:table-cell table:style-name="ce1" office:value-type="string">
            <text:p>1000.wc</text:p>
          </table:table-cell>
          <table:table-cell table:style-name="ce1" office:value-type="float" office:value="22283">
            <text:p>22283</text:p>
          </table:table-cell>
          <table:table-cell table:style-name="ce1" office:value-type="float" office:value="3.27734">
            <text:p>3.27734</text:p>
          </table:table-cell>
          <table:table-cell table:style-name="ce1" office:value-type="float" office:value="7996">
            <text:p>7996</text:p>
          </table:table-cell>
          <table:table-cell table:style-name="ce1" office:value-type="float" office:value="3.27734">
            <text:p>3.27734</text:p>
          </table:table-cell>
          <table:table-cell table:style-name="ce1" office:value-type="float" office:value="1477">
            <text:p>1477</text:p>
          </table:table-cell>
          <table:table-cell table:style-name="ce1" office:value-type="float" office:value="3.27734">
            <text:p>3.27734</text:p>
          </table:table-cell>
        </table:table-row>
        <table:table-row table:style-name="ro1">
          <table:table-cell table:number-columns-repeated="3"/>
          <table:table-cell table:style-name="ce1" office:value-type="string">
            <text:p>2000.wc</text:p>
          </table:table-cell>
          <table:table-cell table:style-name="ce1" office:value-type="float" office:value="84753">
            <text:p>84753</text:p>
          </table:table-cell>
          <table:table-cell table:style-name="ce1" office:value-type="float" office:value="3.27734">
            <text:p>3.27734</text:p>
          </table:table-cell>
          <table:table-cell table:style-name="ce1" office:value-type="float" office:value="29223">
            <text:p>29223</text:p>
          </table:table-cell>
          <table:table-cell table:style-name="ce1" office:value-type="float" office:value="3.27734">
            <text:p>3.27734</text:p>
          </table:table-cell>
          <table:table-cell table:style-name="ce1" office:value-type="float" office:value="3221">
            <text:p>3221</text:p>
          </table:table-cell>
          <table:table-cell table:style-name="ce1" office:value-type="float" office:value="3.27734">
            <text:p>3.27734</text:p>
          </table:table-cell>
        </table:table-row>
        <table:table-row table:style-name="ro1">
          <table:table-cell table:number-columns-repeated="3"/>
          <table:table-cell table:style-name="ce1" office:value-type="string">
            <text:p>4000.wc</text:p>
          </table:table-cell>
          <table:table-cell table:style-name="ce1" office:value-type="float" office:value="351422">
            <text:p>351422</text:p>
          </table:table-cell>
          <table:table-cell table:style-name="ce1" office:value-type="float" office:value="3.27734">
            <text:p>3.27734</text:p>
          </table:table-cell>
          <table:table-cell table:style-name="ce1" office:value-type="float" office:value="106916">
            <text:p>106916</text:p>
          </table:table-cell>
          <table:table-cell table:style-name="ce1" office:value-type="float" office:value="3.27734">
            <text:p>3.27734</text:p>
          </table:table-cell>
          <table:table-cell table:style-name="ce1" office:value-type="float" office:value="7529">
            <text:p>7529</text:p>
          </table:table-cell>
          <table:table-cell table:style-name="ce1" office:value-type="float" office:value="3.27734">
            <text:p>3.27734</text:p>
          </table:table-cell>
        </table:table-row>
        <table:table-row table:style-name="ro1">
          <table:table-cell table:number-columns-repeated="3"/>
          <table:table-cell table:style-name="ce1" office:value-type="string">
            <text:p>8000.wc</text:p>
          </table:table-cell>
          <table:table-cell table:style-name="ce1" office:value-type="float" office:value="1376726">
            <text:p>1376726</text:p>
          </table:table-cell>
          <table:table-cell table:style-name="ce1" office:value-type="float" office:value="3.27734">
            <text:p>3.27734</text:p>
          </table:table-cell>
          <table:table-cell table:style-name="ce1" office:value-type="float" office:value="462832">
            <text:p>462832</text:p>
          </table:table-cell>
          <table:table-cell table:style-name="ce1" office:value-type="float" office:value="3.27734">
            <text:p>3.27734</text:p>
          </table:table-cell>
          <table:table-cell table:style-name="ce1" office:value-type="float" office:value="16098">
            <text:p>16098</text:p>
          </table:table-cell>
          <table:table-cell table:style-name="ce1" office:value-type="float" office:value="3.27734">
            <text:p>3.27734</text:p>
          </table:table-cell>
        </table:table-row>
        <table:table-row table:style-name="ro1">
          <table:table-cell table:number-columns-repeated="3"/>
          <table:table-cell table:style-name="ce1" office:value-type="string">
            <text:p>16000.wc</text:p>
          </table:table-cell>
          <table:table-cell table:style-name="ce1" office:value-type="float" office:value="5575008">
            <text:p>5575008</text:p>
          </table:table-cell>
          <table:table-cell table:style-name="ce1" office:value-type="float" office:value="3.41016">
            <text:p>3.41016</text:p>
          </table:table-cell>
          <table:table-cell table:style-name="ce1" office:value-type="float" office:value="1822565">
            <text:p>1822565</text:p>
          </table:table-cell>
          <table:table-cell table:style-name="ce1" office:value-type="float" office:value="3.41016">
            <text:p>3.41016</text:p>
          </table:table-cell>
          <table:table-cell table:style-name="ce1" office:value-type="float" office:value="34912">
            <text:p>34912</text:p>
          </table:table-cell>
          <table:table-cell table:style-name="ce1" office:value-type="float" office:value="3.41016">
            <text:p>3.41016</text:p>
          </table:table-cell>
        </table:table-row>
        <table:table-row table:style-name="ro1">
          <table:table-cell table:number-columns-repeated="3"/>
          <table:table-cell table:style-name="ce1" office:value-type="string">
            <text:p>32000.wc</text:p>
          </table:table-cell>
          <table:table-cell table:style-name="ce1" office:value-type="float" office:value="22341629">
            <text:p>22341629</text:p>
          </table:table-cell>
          <table:table-cell table:style-name="ce1" office:value-type="float" office:value="3.65625">
            <text:p>3.65625</text:p>
          </table:table-cell>
          <table:table-cell table:style-name="ce1" office:value-type="float" office:value="7426304">
            <text:p>7426304</text:p>
          </table:table-cell>
          <table:table-cell table:style-name="ce1" office:value-type="float" office:value="3.65625">
            <text:p>3.65625</text:p>
          </table:table-cell>
          <table:table-cell table:style-name="ce1" office:value-type="float" office:value="76468">
            <text:p>76468</text:p>
          </table:table-cell>
          <table:table-cell table:style-name="ce1" office:value-type="float" office:value="3.65625">
            <text:p>3.6562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文泉驛正黑"/>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0/00/0000</text:date>, <text:time>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工作表1" table:style-name="ta1">
        <table:table-column table:style-name="co1" table:number-columns-repeated="3" table:default-cell-style-name="Default"/>
        <table:table-column table:style-name="co2" table:number-columns-repeated="7" table:default-cell-style-name="Default"/>
        <table:table-row table:style-name="ro1" table:number-rows-repeated="47">
          <table:table-cell table:number-columns-repeated="10"/>
        </table:table-row>
        <table:table-row table:style-name="ro1">
          <table:table-cell table:number-columns-repeated="3"/>
          <table:table-cell table:style-name="ce3" office:value-type="string">
            <text:p>Input size</text:p>
          </table:table-cell>
          <table:table-cell table:style-name="ce4" office:value-type="string" table:number-columns-spanned="2" table:number-rows-spanned="1">
            <text:p>IS_ac</text:p>
          </table:table-cell>
          <table:covered-table-cell table:style-name="ce3"/>
          <table:table-cell table:style-name="ce4" office:value-type="string" table:number-columns-spanned="2" table:number-rows-spanned="1">
            <text:p>MS_ac</text:p>
          </table:table-cell>
          <table:covered-table-cell table:style-name="ce3"/>
          <table:table-cell table:style-name="ce4" office:value-type="string" table:number-columns-spanned="2" table:number-rows-spanned="1">
            <text:p>HS_ac</text:p>
          </table:table-cell>
          <table:covered-table-cell table:style-name="ce3"/>
        </table:table-row>
        <table:table-row table:style-name="ro1">
          <table:table-cell table:number-columns-repeated="3"/>
          <table:table-cell table:style-name="ce3"/>
          <table:table-cell table:style-name="ce3" office:value-type="string">
            <text:p>CPU time(us)</text:p>
          </table:table-cell>
          <table:table-cell table:style-name="ce3" office:value-type="string">
            <text:p>Memory(MB)</text:p>
          </table:table-cell>
          <table:table-cell table:style-name="ce3" office:value-type="string">
            <text:p>CPU time(us)</text:p>
          </table:table-cell>
          <table:table-cell table:style-name="ce3" office:value-type="string">
            <text:p>Memory(MB)</text:p>
          </table:table-cell>
          <table:table-cell table:style-name="ce3" office:value-type="string">
            <text:p>CPU time(us)</text:p>
          </table:table-cell>
          <table:table-cell table:style-name="ce3" office:value-type="string">
            <text:p>Memory(MB)</text:p>
          </table:table-cell>
        </table:table-row>
        <table:table-row table:style-name="ro1">
          <table:table-cell table:number-columns-repeated="3"/>
          <table:table-cell table:style-name="ce3" office:value-type="string">
            <text:p>1000.ac</text:p>
          </table:table-cell>
          <table:table-cell table:style-name="ce3" office:value-type="float" office:value="16429">
            <text:p>16429</text:p>
          </table:table-cell>
          <table:table-cell table:style-name="ce3" office:value-type="float" office:value="3.27734">
            <text:p>3.27734</text:p>
          </table:table-cell>
          <table:table-cell table:style-name="ce3" office:value-type="float" office:value="7955">
            <text:p>7955</text:p>
          </table:table-cell>
          <table:table-cell table:style-name="ce3" office:value-type="float" office:value="3.27734">
            <text:p>3.27734</text:p>
          </table:table-cell>
          <table:table-cell table:style-name="ce3" office:value-type="float" office:value="1594">
            <text:p>1594</text:p>
          </table:table-cell>
          <table:table-cell table:style-name="ce3" office:value-type="float" office:value="3.27734">
            <text:p>3.27734</text:p>
          </table:table-cell>
        </table:table-row>
        <table:table-row table:style-name="ro1">
          <table:table-cell table:number-columns-repeated="3"/>
          <table:table-cell table:style-name="ce3" office:value-type="string">
            <text:p>2000.ac</text:p>
          </table:table-cell>
          <table:table-cell table:style-name="ce3" office:value-type="float" office:value="43004">
            <text:p>43004</text:p>
          </table:table-cell>
          <table:table-cell table:style-name="ce3" office:value-type="float" office:value="3.27734">
            <text:p>3.27734</text:p>
          </table:table-cell>
          <table:table-cell table:style-name="ce3" office:value-type="float" office:value="28900">
            <text:p>28900</text:p>
          </table:table-cell>
          <table:table-cell table:style-name="ce3" office:value-type="float" office:value="3.27734">
            <text:p>3.27734</text:p>
          </table:table-cell>
          <table:table-cell table:style-name="ce3" office:value-type="float" office:value="3471">
            <text:p>3471</text:p>
          </table:table-cell>
          <table:table-cell table:style-name="ce3" office:value-type="float" office:value="3.27734">
            <text:p>3.27734</text:p>
          </table:table-cell>
        </table:table-row>
        <table:table-row table:style-name="ro1">
          <table:table-cell table:number-columns-repeated="3"/>
          <table:table-cell table:style-name="ce3" office:value-type="string">
            <text:p>4000.ac</text:p>
          </table:table-cell>
          <table:table-cell table:style-name="ce3" office:value-type="float" office:value="170669">
            <text:p>170669</text:p>
          </table:table-cell>
          <table:table-cell table:style-name="ce3" office:value-type="float" office:value="3.27734">
            <text:p>3.27734</text:p>
          </table:table-cell>
          <table:table-cell table:style-name="ce3" office:value-type="float" office:value="107178">
            <text:p>107178</text:p>
          </table:table-cell>
          <table:table-cell table:style-name="ce3" office:value-type="float" office:value="3.27734">
            <text:p>3.27734</text:p>
          </table:table-cell>
          <table:table-cell table:style-name="ce3" office:value-type="float" office:value="9476">
            <text:p>9476</text:p>
          </table:table-cell>
          <table:table-cell table:style-name="ce3" office:value-type="float" office:value="3.27734">
            <text:p>3.27734</text:p>
          </table:table-cell>
        </table:table-row>
        <table:table-row table:style-name="ro1">
          <table:table-cell table:number-columns-repeated="3"/>
          <table:table-cell table:style-name="ce3" office:value-type="string">
            <text:p>8000.ac</text:p>
          </table:table-cell>
          <table:table-cell table:style-name="ce3" office:value-type="float" office:value="683381">
            <text:p>683381</text:p>
          </table:table-cell>
          <table:table-cell table:style-name="ce3" office:value-type="float" office:value="3.27734">
            <text:p>3.27734</text:p>
          </table:table-cell>
          <table:table-cell table:style-name="ce3" office:value-type="float" office:value="464774">
            <text:p>464774</text:p>
          </table:table-cell>
          <table:table-cell table:style-name="ce3" office:value-type="float" office:value="3.27734">
            <text:p>3.27734</text:p>
          </table:table-cell>
          <table:table-cell table:style-name="ce3" office:value-type="float" office:value="16597">
            <text:p>16597</text:p>
          </table:table-cell>
          <table:table-cell table:style-name="ce3" office:value-type="float" office:value="3.27734">
            <text:p>3.27734</text:p>
          </table:table-cell>
        </table:table-row>
        <table:table-row table:style-name="ro1">
          <table:table-cell table:number-columns-repeated="3"/>
          <table:table-cell table:style-name="ce3" office:value-type="string">
            <text:p>16000.ac</text:p>
          </table:table-cell>
          <table:table-cell table:style-name="ce3" office:value-type="float" office:value="2782337">
            <text:p>2782337</text:p>
          </table:table-cell>
          <table:table-cell table:style-name="ce3" office:value-type="float" office:value="3.41016">
            <text:p>3.41016</text:p>
          </table:table-cell>
          <table:table-cell table:style-name="ce3" office:value-type="float" office:value="1854448">
            <text:p>1854448</text:p>
          </table:table-cell>
          <table:table-cell table:style-name="ce3" office:value-type="float" office:value="3.41016">
            <text:p>3.41016</text:p>
          </table:table-cell>
          <table:table-cell table:style-name="ce3" office:value-type="float" office:value="36930">
            <text:p>36930</text:p>
          </table:table-cell>
          <table:table-cell table:style-name="ce3" office:value-type="float" office:value="3.41016">
            <text:p>3.41016</text:p>
          </table:table-cell>
        </table:table-row>
        <table:table-row table:style-name="ro1">
          <table:table-cell table:number-columns-repeated="3"/>
          <table:table-cell table:style-name="ce3" office:value-type="string">
            <text:p>32000.ac</text:p>
          </table:table-cell>
          <table:table-cell table:style-name="ce3" office:value-type="float" office:value="11107584">
            <text:p>11107584</text:p>
          </table:table-cell>
          <table:table-cell table:style-name="ce3" office:value-type="float" office:value="3.65625">
            <text:p>3.65625</text:p>
          </table:table-cell>
          <table:table-cell table:style-name="ce3" office:value-type="float" office:value="7255184">
            <text:p>7255184</text:p>
          </table:table-cell>
          <table:table-cell table:style-name="ce3" office:value-type="float" office:value="3.65625">
            <text:p>3.65625</text:p>
          </table:table-cell>
          <table:table-cell table:style-name="ce3" office:value-type="float" office:value="80222">
            <text:p>80222</text:p>
          </table:table-cell>
          <table:table-cell table:style-name="ce3" office:value-type="float" office:value="3.65625">
            <text:p>3.6562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文泉驛正黑" svg:font-family="文泉驛正黑"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文泉驛正黑"/>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00/00/0000</text:date>, <text:time>00:00:00</text:time></text:p>
        </style:region-right>
      </style:header>
      <style:header-left style:display="false"/>
      <style:footer>
        <text:p>頁 <text:page-number>1</text:page-number> / <text:page-count>99</text:page-count></text:p>
      </style:footer>
      <style:footer-left style:display="false"/>
    </style:master-page>
  </office:master-styles>
</office:document-styles>
</file>